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+[.B4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]+[.B5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7]+[.B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8]+[.B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]+[.B8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]+[.B9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1]+[.B10]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+[.B11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3]+[.B12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4]+[.B13]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5]+[.B14]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6]+[.B15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7]+[.B16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8]+[.B17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9]+[.B18]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0]+[.B19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1]+[.B20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2]+[.B21]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]+[.B22]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4]+[.B2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5]+[.B24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6]+[.B25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7]+[.B26]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8]+[.B27]"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9]+[.B28]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0]+[.B29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1]+[.B30]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2]+[.B31]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3]+[.B32]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4]+[.B33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5]+[.B34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6]+[.B35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7]+[.B36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8]+[.B37]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9]+[.B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0]+[.B39]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1]+[.B40]"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2]+[.B41]"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3]+[.B42]"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4]+[.B43]"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5]+[.B44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6]+[.B45]"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7]+[.B46]"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8]+[.B47]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49]+[.B48]"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0]+[.B49]"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1]+[.B50]"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2]+[.B51]"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3]+[.B52]"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4]+[.B53]"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5]+[.B54]"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6]+[.B55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57]+[.B56]"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58]+[.B57]"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59]+[.B58]"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0]+[.B59]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1]+[.B60]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2]+[.B61]"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3]+[.B62]"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4]+[.B63]"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5]+[.B64]"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6]+[.B65]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7]+[.B66]"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8]+[.B67]"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69]+[.B6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0]+[.B69]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1]+[.B70]"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2]+[.B71]"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3]+[.B72]"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4]+[.B73]"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5]+[.B74]"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6]+[.B75]"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7]+[.B76]"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8]+[.B77]"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79]+[.B78]"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0]+[.B79]"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1]+[.B80]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2]+[.B81]"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3]+[.B82]"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4]+[.B83]"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5]+[.B84]"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6]+[.B85]"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7]+[.B86]"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8]+[.B87]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89]+[.B88]"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0]+[.B89]"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1]+[.B90]"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2]+[.B91]"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3]+[.B92]"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4]+[.B93]"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5]+[.B94]"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6]+[.B95]"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7]+[.B96]"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8]+[.B97]"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9]+[.B98]"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0]+[.B99]"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1]+[.B100]"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2]+[.B101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3]+[.B102]"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4]+[.B103]"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5]+[.B104]"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6]+[.B105]"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7]+[.B106]"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8]+[.B107]"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09]+[.B108]"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0]+[.B109]"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1]+[.B110]"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2]+[.B111]"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3]+[.B112]"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4]+[.B113]"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5]+[.B114]"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6]+[.B115]"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17]+[.B116]"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18]+[.B117]"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19]+[.B118]"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0]+[.B119]"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1]+[.B120]"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2]+[.B121]"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3]+[.B122]"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4]+[.B123]"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25]+[.B124]"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26]+[.B125]"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27]+[.B126]"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28]+[.B127]"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29]+[.B128]"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0]+[.B129]"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1]+[.B130]"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2]+[.B131]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3]+[.B132]"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4]+[.B133]"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5]+[.B134]"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6]+[.B135]"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7]+[.B136]"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38]+[.B137]"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39]+[.B138]"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0]+[.B139]"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1]+[.B140]"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2]+[.B141]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43]+[.B142]"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4]+[.B143]"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5]+[.B144]"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6]+[.B145]"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7]+[.B146]"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8]+[.B147]"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49]+[.B148]"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0]+[.B149]"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1]+[.B150]"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2]+[.B151]"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3]+[.B152]"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4]+[.B153]"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5]+[.B154]"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6]+[.B155]"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7]+[.B156]"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58]+[.B157]"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9]+[.B158]"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0]+[.B159]"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1]+[.B160]"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2]+[.B161]"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3]+[.B162]"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4]+[.B163]"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5]+[.B164]"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6]+[.B165]"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7]+[.B166]"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8]+[.B167]"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9]+[.B168]"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0]+[.B169]"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1]+[.B170]"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2]+[.B171]"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3]+[.B172]"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4]+[.B173]"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5]+[.B174]"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6]+[.B175]"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7]+[.B176]"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8]+[.B177]"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9]+[.B178]"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0]+[.B179]"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1]+[.B180]"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2]+[.B181]"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3]+[.B182]"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4]+[.B183]"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5]+[.B184]"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6]+[.B185]"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7]+[.B186]"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8]+[.B187]"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9]+[.B188]"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0]+[.B189]"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1]+[.B190]"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2]+[.B191]"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3]+[.B192]"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4]+[.B193]"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5]+[.B194]"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6]+[.B195]"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7]+[.B196]"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8]+[.B197]"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6]+[.B205]"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7]+[.B206]"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8]+[.B207]"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9]+[.B208]"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0]+[.B209]"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1]+[.B210]"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2]+[.B211]"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3]+[.B212]"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4]+[.B213]"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9]+[.B218]"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0]+[.B219]"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1]+[.B220]"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2]+[.B221]"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3]+[.B222]"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4]+[.B223]"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5]+[.B224]"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6]+[.B225]"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7]+[.B226]"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8]+[.B227]"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9]+[.B228]"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0]+[.B229]"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1]+[.B230]"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2]+[.B231]"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3]+[.B232]"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4]+[.B233]"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5]+[.B234]"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6]+[.B235]"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7]+[.B236]"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8]+[.B237]"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9]+[.B238]"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0]+[.B239]"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1]+[.B240]"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2]+[.B241]"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3]+[.B242]"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4]+[.B243]"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5]+[.B244]"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6]+[.B245]"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7]+[.B246]"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8]+[.B247]"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9]+[.B248]"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50]+[.B249]"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1]+[.B250]"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2]+[.B251]"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3]+[.B252]"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4]+[.B253]"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5]+[.B254]"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6]+[.B255]"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7]+[.B256]"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8]+[.B257]"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59]+[.B258]"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0]+[.B259]"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1]+[.B260]"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2]+[.B261]"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3]+[.B262]"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4]+[.B263]"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5]+[.B264]"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66]+[.B265]"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67]+[.B266]"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68]+[.B267]"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69]+[.B268]"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0]+[.B269]"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1]+[.B270]"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2]+[.B271]"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3]+[.B272]"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4]+[.B273]"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5]+[.B274]"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6]+[.B275]"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77]+[.B276]"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78]+[.B277]"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79]+[.B278]"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80]+[.B279]"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1]+[.B280]"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2]+[.B281]"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3]+[.B282]"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4]+[.B283]"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5]+[.B284]"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6]+[.B285]"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87]+[.B286]"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88]+[.B287]"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89]+[.B288]"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0]+[.B289]"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1]+[.B290]"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2]+[.B291]"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3]+[.B292]"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4]+[.B293]"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5]+[.B294]"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6]+[.B295]"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7]+[.B296]"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8]+[.B297]"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299]+[.B298]"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00]+[.B299]"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1]+[.B300]"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2]+[.B301]"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3]+[.B302]"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4]+[.B303]"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5]+[.B304]"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6]+[.B305]"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07]+[.B306]"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08]+[.B307]"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09]+[.B308]"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0]+[.B309]"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1]+[.B310]"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2]+[.B311]"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3]+[.B312]"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4]+[.B313]"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5]+[.B314]"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6]+[.B315]"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7]+[.B316]"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8]+[.B317]"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19]+[.B318]"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20]+[.B319]"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21]+[.B320]"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22]+[.B321]"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23]+[.B322]"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24]+[.B323]"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25]+[.B324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26]+[.B325]"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27]+[.B326]"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28]+[.B327]"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29]+[.B328]"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30]+[.B329]"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31]+[.B330]"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32]+[.B331]"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33]+[.B332]"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34]+[.B333]"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35]+[.B334]"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36]+[.B335]"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37]+[.B336]"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38]+[.B337]"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39]+[.B338]"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0]+[.B339]"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1]+[.B340]"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2]+[.B341]"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3]+[.B342]"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4]+[.B343]"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5]+[.B344]"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6]+[.B345]"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7]+[.B346]"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8]+[.B347]"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49]+[.B348]"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50]+[.B349]"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51]+[.B350]"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52]+[.B351]"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53]+[.B352]"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54]+[.B353]"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55]+[.B354]"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56]+[.B355]"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57]+[.B356]"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58]+[.B357]"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59]+[.B358]"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0]+[.B359]"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1]+[.B360]"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2]+[.B361]"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3]+[.B362]"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4]+[.B363]"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5]+[.B364]"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6]+[.B365]"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67]+[.B366]"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68]+[.B367]"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69]+[.B368]"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0]+[.B369]"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1]+[.B370]"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2]+[.B371]"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3]+[.B372]"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4]+[.B373]"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5]+[.B374]"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6]+[.B375]"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7]+[.B376]"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8]+[.B377]"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79]+[.B378]"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0]+[.B379]"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1]+[.B380]"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2]+[.B381]"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3]+[.B382]"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4]+[.B383]"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5]+[.B384]"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6]+[.B385]"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7]+[.B386]"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8]+[.B387]"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89]+[.B388]"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90]+[.B389]"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1]+[.B390]"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2]+[.B391]"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3]+[.B392]"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4]+[.B393]"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5]+[.B394]"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6]+[.B395]"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97]+[.B396]"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98]+[.B397]"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99]+[.B398]"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00]+[.B399]"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01]+[.B400]"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02]+[.B401]"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03]+[.B402]"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04]+[.B403]"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05]+[.B404]"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06]+[.B405]"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07]+[.B406]"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08]+[.B407]"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09]+[.B408]"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10]+[.B409]"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11]+[.B410]"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12]+[.B411]"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13]+[.B412]"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14]+[.B413]"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15]+[.B414]" office:value-type="float" office:value="10003" calcext:value-type="float">
            <text:p>10003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16]+[.B415]" office:value-type="float" office:value="10050" calcext:value-type="float">
            <text:p>1005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17]+[.B416]" office:value-type="float" office:value="10097" calcext:value-type="float">
            <text:p>1009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18]+[.B417]" office:value-type="float" office:value="10144" calcext:value-type="float">
            <text:p>10144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19]+[.B418]"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20]+[.B419]" office:value-type="float" office:value="10238" calcext:value-type="float">
            <text:p>1023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21]+[.B420]" office:value-type="float" office:value="10285" calcext:value-type="float">
            <text:p>1028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22]+[.B421]" office:value-type="float" office:value="10332" calcext:value-type="float">
            <text:p>10332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23]+[.B422]" office:value-type="float" office:value="10380" calcext:value-type="float">
            <text:p>1038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24]+[.B423]" office:value-type="float" office:value="10428" calcext:value-type="float">
            <text:p>1042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25]+[.B424]" office:value-type="float" office:value="10476" calcext:value-type="float">
            <text:p>10476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26]+[.B425]" office:value-type="float" office:value="10525" calcext:value-type="float">
            <text:p>1052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27]+[.B426]" office:value-type="float" office:value="10574" calcext:value-type="float">
            <text:p>1057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28]+[.B427]"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29]+[.B428]" office:value-type="float" office:value="10672" calcext:value-type="float">
            <text:p>10672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30]+[.B429]" office:value-type="float" office:value="10721" calcext:value-type="float">
            <text:p>107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1]+[.B430]" office:value-type="float" office:value="10771" calcext:value-type="float">
            <text:p>107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2]+[.B431]" office:value-type="float" office:value="10821" calcext:value-type="float">
            <text:p>108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3]+[.B432]" office:value-type="float" office:value="10871" calcext:value-type="float">
            <text:p>108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4]+[.B433]" office:value-type="float" office:value="10921" calcext:value-type="float">
            <text:p>109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5]+[.B434]" office:value-type="float" office:value="10971" calcext:value-type="float">
            <text:p>109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6]+[.B435]" office:value-type="float" office:value="11021" calcext:value-type="float">
            <text:p>110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7]+[.B436]" office:value-type="float" office:value="11071" calcext:value-type="float">
            <text:p>110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8]+[.B437]" office:value-type="float" office:value="11121" calcext:value-type="float">
            <text:p>111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39]+[.B438]" office:value-type="float" office:value="11171" calcext:value-type="float">
            <text:p>111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40]+[.B439]" office:value-type="float" office:value="11221" calcext:value-type="float">
            <text:p>112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41]+[.B440]" office:value-type="float" office:value="11271" calcext:value-type="float">
            <text:p>112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42]+[.B441]" office:value-type="float" office:value="11321" calcext:value-type="float">
            <text:p>113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43]+[.B442]" office:value-type="float" office:value="11371" calcext:value-type="float">
            <text:p>1137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44]+[.B443]" office:value-type="float" office:value="11421" calcext:value-type="float">
            <text:p>1142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45]+[.B444]" office:value-type="float" office:value="11471" calcext:value-type="float">
            <text:p>1147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46]+[.B445]" office:value-type="float" office:value="11522" calcext:value-type="float">
            <text:p>1152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47]+[.B446]" office:value-type="float" office:value="11573" calcext:value-type="float">
            <text:p>11573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48]+[.B447]" office:value-type="float" office:value="11624" calcext:value-type="float">
            <text:p>11624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49]+[.B448]" office:value-type="float" office:value="11675" calcext:value-type="float">
            <text:p>1167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50]+[.B449]" office:value-type="float" office:value="11726" calcext:value-type="float">
            <text:p>1172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51]+[.B450]" office:value-type="float" office:value="11777" calcext:value-type="float">
            <text:p>11777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52]+[.B451]" office:value-type="float" office:value="11828" calcext:value-type="float">
            <text:p>1182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53]+[.B452]" office:value-type="float" office:value="11879" calcext:value-type="float">
            <text:p>1187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54]+[.B453]" office:value-type="float" office:value="11931" calcext:value-type="float">
            <text:p>1193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55]+[.B454]" office:value-type="float" office:value="11983" calcext:value-type="float">
            <text:p>1198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56]+[.B455]" office:value-type="float" office:value="12035" calcext:value-type="float">
            <text:p>1203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57]+[.B456]" office:value-type="float" office:value="12087" calcext:value-type="float">
            <text:p>1208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58]+[.B457]" office:value-type="float" office:value="12139" calcext:value-type="float">
            <text:p>1213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59]+[.B458]" office:value-type="float" office:value="12191" calcext:value-type="float">
            <text:p>1219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0]+[.B459]" office:value-type="float" office:value="12243" calcext:value-type="float">
            <text:p>1224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1]+[.B460]" office:value-type="float" office:value="12295" calcext:value-type="float">
            <text:p>1229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2]+[.B461]" office:value-type="float" office:value="12347" calcext:value-type="float">
            <text:p>12347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3]+[.B462]" office:value-type="float" office:value="12399" calcext:value-type="float">
            <text:p>1239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4]+[.B463]" office:value-type="float" office:value="12451" calcext:value-type="float">
            <text:p>124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5]+[.B464]" office:value-type="float" office:value="12503" calcext:value-type="float">
            <text:p>12503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6]+[.B465]" office:value-type="float" office:value="12555" calcext:value-type="float">
            <text:p>1255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467]+[.B466]" office:value-type="float" office:value="12607" calcext:value-type="float">
            <text:p>12607</text:p>
          </table:table-cell>
          <table:table-cell office:value-type="float" office:value="12643" calcext:value-type="float">
            <text:p>1264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68]+[.B467]" office:value-type="float" office:value="12660" calcext:value-type="float">
            <text:p>12660</text:p>
          </table:table-cell>
          <table:table-cell table:number-columns-repeated="2"/>
          <table:table-cell table:formula="of:=[.C467]-[.B466]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69]+[.B468]" office:value-type="float" office:value="12713" calcext:value-type="float">
            <text:p>1271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0]+[.B469]" office:value-type="float" office:value="12766" calcext:value-type="float">
            <text:p>12766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1]+[.B470]" office:value-type="float" office:value="12819" calcext:value-type="float">
            <text:p>1281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2]+[.B471]" office:value-type="float" office:value="12872" calcext:value-type="float">
            <text:p>1287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3]+[.B472]" office:value-type="float" office:value="12925" calcext:value-type="float">
            <text:p>1292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4]+[.B473]" office:value-type="float" office:value="12978" calcext:value-type="float">
            <text:p>1297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5]+[.B474]" office:value-type="float" office:value="13031" calcext:value-type="float">
            <text:p>13031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6]+[.B475]" office:value-type="float" office:value="13084" calcext:value-type="float">
            <text:p>13084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7]+[.B476]" office:value-type="float" office:value="13137" calcext:value-type="float">
            <text:p>1313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78]+[.B477]" office:value-type="float" office:value="13190" calcext:value-type="float">
            <text:p>1319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79]+[.B478]" office:value-type="float" office:value="13244" calcext:value-type="float">
            <text:p>1324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0]+[.B479]" office:value-type="float" office:value="13298" calcext:value-type="float">
            <text:p>1329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1]+[.B480]" office:value-type="float" office:value="13352" calcext:value-type="float">
            <text:p>1335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2]+[.B481]" office:value-type="float" office:value="13406" calcext:value-type="float">
            <text:p>1340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3]+[.B482]" office:value-type="float" office:value="13460" calcext:value-type="float">
            <text:p>1346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4]+[.B483]" office:value-type="float" office:value="13514" calcext:value-type="float">
            <text:p>1351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5]+[.B484]" office:value-type="float" office:value="13568" calcext:value-type="float">
            <text:p>13568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6]+[.B485]" office:value-type="float" office:value="13622" calcext:value-type="float">
            <text:p>1362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7]+[.B486]" office:value-type="float" office:value="13676" calcext:value-type="float">
            <text:p>13676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88]+[.B487]" office:value-type="float" office:value="13730" calcext:value-type="float">
            <text:p>1373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89]+[.B488]" office:value-type="float" office:value="13785" calcext:value-type="float">
            <text:p>1378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0]+[.B489]" office:value-type="float" office:value="13840" calcext:value-type="float">
            <text:p>1384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1]+[.B490]" office:value-type="float" office:value="13895" calcext:value-type="float">
            <text:p>1389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2]+[.B491]" office:value-type="float" office:value="13950" calcext:value-type="float">
            <text:p>1395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3]+[.B492]" office:value-type="float" office:value="14005" calcext:value-type="float">
            <text:p>1400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4]+[.B493]" office:value-type="float" office:value="14060" calcext:value-type="float">
            <text:p>1406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5]+[.B494]" office:value-type="float" office:value="14115" calcext:value-type="float">
            <text:p>141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6]+[.B495]" office:value-type="float" office:value="14170" calcext:value-type="float">
            <text:p>1417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97]+[.B496]" office:value-type="float" office:value="14225" calcext:value-type="float">
            <text:p>1422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98]+[.B497]" office:value-type="float" office:value="14281" calcext:value-type="float">
            <text:p>1428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99]+[.B498]" office:value-type="float" office:value="14337" calcext:value-type="float">
            <text:p>1433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0]+[.B499]" office:value-type="float" office:value="14393" calcext:value-type="float">
            <text:p>1439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1]+[.B500]" office:value-type="float" office:value="14449" calcext:value-type="float">
            <text:p>1444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2]+[.B501]" office:value-type="float" office:value="14505" calcext:value-type="float">
            <text:p>1450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3]+[.B502]" office:value-type="float" office:value="14561" calcext:value-type="float">
            <text:p>1456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4]+[.B503]" office:value-type="float" office:value="14617" calcext:value-type="float">
            <text:p>1461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5]+[.B504]" office:value-type="float" office:value="14673" calcext:value-type="float">
            <text:p>1467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6]+[.B505]" office:value-type="float" office:value="14729" calcext:value-type="float">
            <text:p>14729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7]+[.B506]" office:value-type="float" office:value="14785" calcext:value-type="float">
            <text:p>1478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8]+[.B507]" office:value-type="float" office:value="14841" calcext:value-type="float">
            <text:p>1484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09]+[.B508]" office:value-type="float" office:value="14897" calcext:value-type="float">
            <text:p>14897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10]+[.B509]" office:value-type="float" office:value="14953" calcext:value-type="float">
            <text:p>1495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11]+[.B510]" office:value-type="float" office:value="15009" calcext:value-type="float">
            <text:p>1500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2]+[.B511]" office:value-type="float" office:value="15066" calcext:value-type="float">
            <text:p>1506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3]+[.B512]" office:value-type="float" office:value="15123" calcext:value-type="float">
            <text:p>15123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4]+[.B513]" office:value-type="float" office:value="15180" calcext:value-type="float">
            <text:p>1518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5]+[.B514]" office:value-type="float" office:value="15237" calcext:value-type="float">
            <text:p>1523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16]+[.B515]" office:value-type="float" office:value="15294" calcext:value-type="float">
            <text:p>1529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7]+[.B516]" office:value-type="float" office:value="15352" calcext:value-type="float">
            <text:p>1535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8]+[.B517]" office:value-type="float" office:value="15410" calcext:value-type="float">
            <text:p>1541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19]+[.B518]" office:value-type="float" office:value="15468" calcext:value-type="float">
            <text:p>1546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0]+[.B519]" office:value-type="float" office:value="15526" calcext:value-type="float">
            <text:p>1552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1]+[.B520]" office:value-type="float" office:value="15584" calcext:value-type="float">
            <text:p>1558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2]+[.B521]" office:value-type="float" office:value="15642" calcext:value-type="float">
            <text:p>15642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3]+[.B522]" office:value-type="float" office:value="15700" calcext:value-type="float">
            <text:p>1570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4]+[.B523]" office:value-type="float" office:value="15758" calcext:value-type="float">
            <text:p>157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5]+[.B524]" office:value-type="float" office:value="15816" calcext:value-type="float">
            <text:p>1581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26]+[.B525]" office:value-type="float" office:value="15874" calcext:value-type="float">
            <text:p>1587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7]+[.B526]" office:value-type="float" office:value="15933" calcext:value-type="float">
            <text:p>15933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8]+[.B527]" office:value-type="float" office:value="15992" calcext:value-type="float">
            <text:p>1599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29]+[.B528]" office:value-type="float" office:value="16051" calcext:value-type="float">
            <text:p>1605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0]+[.B529]" office:value-type="float" office:value="16110" calcext:value-type="float">
            <text:p>1611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1]+[.B530]" office:value-type="float" office:value="16169" calcext:value-type="float">
            <text:p>1616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2]+[.B531]" office:value-type="float" office:value="16228" calcext:value-type="float">
            <text:p>1622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3]+[.B532]" office:value-type="float" office:value="16287" calcext:value-type="float">
            <text:p>16287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4]+[.B533]" office:value-type="float" office:value="16346" calcext:value-type="float">
            <text:p>16346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5]+[.B534]" office:value-type="float" office:value="16405" calcext:value-type="float">
            <text:p>1640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6]+[.B535]" office:value-type="float" office:value="16464" calcext:value-type="float">
            <text:p>16464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7]+[.B536]" office:value-type="float" office:value="16523" calcext:value-type="float">
            <text:p>1652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38]+[.B537]" office:value-type="float" office:value="16583" calcext:value-type="float">
            <text:p>165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39]+[.B538]" office:value-type="float" office:value="16643" calcext:value-type="float">
            <text:p>1664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0]+[.B539]" office:value-type="float" office:value="16703" calcext:value-type="float">
            <text:p>1670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1]+[.B540]" office:value-type="float" office:value="16763" calcext:value-type="float">
            <text:p>167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2]+[.B541]" office:value-type="float" office:value="16823" calcext:value-type="float">
            <text:p>1682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3]+[.B542]" office:value-type="float" office:value="16883" calcext:value-type="float">
            <text:p>168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4]+[.B543]" office:value-type="float" office:value="16943" calcext:value-type="float">
            <text:p>1694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5]+[.B544]" office:value-type="float" office:value="17003" calcext:value-type="float">
            <text:p>1700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6]+[.B545]" office:value-type="float" office:value="17063" calcext:value-type="float">
            <text:p>170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7]+[.B546]" office:value-type="float" office:value="17123" calcext:value-type="float">
            <text:p>1712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8]+[.B547]" office:value-type="float" office:value="17183" calcext:value-type="float">
            <text:p>171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49]+[.B548]" office:value-type="float" office:value="17243" calcext:value-type="float">
            <text:p>1724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0]+[.B549]" office:value-type="float" office:value="17303" calcext:value-type="float">
            <text:p>1730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1]+[.B550]" office:value-type="float" office:value="17363" calcext:value-type="float">
            <text:p>1736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2]+[.B551]" office:value-type="float" office:value="17423" calcext:value-type="float">
            <text:p>1742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3]+[.B552]" office:value-type="float" office:value="17483" calcext:value-type="float">
            <text:p>1748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4]+[.B553]" office:value-type="float" office:value="17543" calcext:value-type="float">
            <text:p>1754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5]+[.B554]" office:value-type="float" office:value="17604" calcext:value-type="float">
            <text:p>1760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6]+[.B555]" office:value-type="float" office:value="17665" calcext:value-type="float">
            <text:p>1766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7]+[.B556]" office:value-type="float" office:value="17726" calcext:value-type="float">
            <text:p>1772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8]+[.B557]" office:value-type="float" office:value="17787" calcext:value-type="float">
            <text:p>17787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59]+[.B558]" office:value-type="float" office:value="17848" calcext:value-type="float">
            <text:p>1784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0]+[.B559]" office:value-type="float" office:value="17909" calcext:value-type="float">
            <text:p>1790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1]+[.B560]" office:value-type="float" office:value="17970" calcext:value-type="float">
            <text:p>1797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2]+[.B561]" office:value-type="float" office:value="18031" calcext:value-type="float">
            <text:p>1803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3]+[.B562]" office:value-type="float" office:value="18092" calcext:value-type="float">
            <text:p>1809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4]+[.B563]" office:value-type="float" office:value="18153" calcext:value-type="float">
            <text:p>1815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5]+[.B564]" office:value-type="float" office:value="18214" calcext:value-type="float">
            <text:p>18214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6]+[.B565]" office:value-type="float" office:value="18275" calcext:value-type="float">
            <text:p>18275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67]+[.B566]" office:value-type="float" office:value="18336" calcext:value-type="float">
            <text:p>1833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8]+[.B567]" office:value-type="float" office:value="18398" calcext:value-type="float">
            <text:p>1839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69]+[.B568]" office:value-type="float" office:value="18460" calcext:value-type="float">
            <text:p>184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0]+[.B569]" office:value-type="float" office:value="18522" calcext:value-type="float">
            <text:p>1852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1]+[.B570]" office:value-type="float" office:value="18584" calcext:value-type="float">
            <text:p>18584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2]+[.B571]" office:value-type="float" office:value="18646" calcext:value-type="float">
            <text:p>18646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3]+[.B572]" office:value-type="float" office:value="18708" calcext:value-type="float">
            <text:p>1870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4]+[.B573]" office:value-type="float" office:value="18770" calcext:value-type="float">
            <text:p>1877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5]+[.B574]" office:value-type="float" office:value="18832" calcext:value-type="float">
            <text:p>1883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576]+[.B575]" office:value-type="float" office:value="18894" calcext:value-type="float">
            <text:p>1889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77]+[.B576]" office:value-type="float" office:value="18957" calcext:value-type="float">
            <text:p>18957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78]+[.B577]" office:value-type="float" office:value="19020" calcext:value-type="float">
            <text:p>1902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79]+[.B578]" office:value-type="float" office:value="19083" calcext:value-type="float">
            <text:p>1908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0]+[.B579]" office:value-type="float" office:value="19146" calcext:value-type="float">
            <text:p>1914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1]+[.B580]" office:value-type="float" office:value="19209" calcext:value-type="float">
            <text:p>1920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2]+[.B581]" office:value-type="float" office:value="19272" calcext:value-type="float">
            <text:p>1927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3]+[.B582]" office:value-type="float" office:value="19335" calcext:value-type="float">
            <text:p>1933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4]+[.B583]" office:value-type="float" office:value="19398" calcext:value-type="float">
            <text:p>19398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5]+[.B584]" office:value-type="float" office:value="19461" calcext:value-type="float">
            <text:p>1946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6]+[.B585]" office:value-type="float" office:value="19524" calcext:value-type="float">
            <text:p>1952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587]+[.B586]" office:value-type="float" office:value="19587" calcext:value-type="float">
            <text:p>1958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88]+[.B587]" office:value-type="float" office:value="19651" calcext:value-type="float">
            <text:p>1965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89]+[.B588]" office:value-type="float" office:value="19715" calcext:value-type="float">
            <text:p>1971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0]+[.B589]" office:value-type="float" office:value="19779" calcext:value-type="float">
            <text:p>1977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1]+[.B590]" office:value-type="float" office:value="19843" calcext:value-type="float">
            <text:p>1984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2]+[.B591]" office:value-type="float" office:value="19907" calcext:value-type="float">
            <text:p>1990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3]+[.B592]" office:value-type="float" office:value="19971" calcext:value-type="float">
            <text:p>1997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4]+[.B593]" office:value-type="float" office:value="20035" calcext:value-type="float">
            <text:p>2003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5]+[.B594]" office:value-type="float" office:value="20099" calcext:value-type="float">
            <text:p>20099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6]+[.B595]" office:value-type="float" office:value="20163" calcext:value-type="float">
            <text:p>201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7]+[.B596]" office:value-type="float" office:value="20227" calcext:value-type="float">
            <text:p>2022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8]+[.B597]" office:value-type="float" office:value="20291" calcext:value-type="float">
            <text:p>2029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599]+[.B598]" office:value-type="float" office:value="20355" calcext:value-type="float">
            <text:p>2035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0]+[.B599]" office:value-type="float" office:value="20420" calcext:value-type="float">
            <text:p>2042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1]+[.B600]" office:value-type="float" office:value="20485" calcext:value-type="float">
            <text:p>2048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2]+[.B601]" office:value-type="float" office:value="20550" calcext:value-type="float">
            <text:p>2055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3]+[.B602]" office:value-type="float" office:value="20615" calcext:value-type="float">
            <text:p>2061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4]+[.B603]" office:value-type="float" office:value="20680" calcext:value-type="float">
            <text:p>2068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5]+[.B604]" office:value-type="float" office:value="20745" calcext:value-type="float">
            <text:p>2074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6]+[.B605]" office:value-type="float" office:value="20810" calcext:value-type="float">
            <text:p>2081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7]+[.B606]" office:value-type="float" office:value="20875" calcext:value-type="float">
            <text:p>2087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8]+[.B607]" office:value-type="float" office:value="20940" calcext:value-type="float">
            <text:p>2094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09]+[.B608]" office:value-type="float" office:value="21005" calcext:value-type="float">
            <text:p>2100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0]+[.B609]" office:value-type="float" office:value="21070" calcext:value-type="float">
            <text:p>2107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1]+[.B610]" office:value-type="float" office:value="21135" calcext:value-type="float">
            <text:p>2113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2]+[.B611]" office:value-type="float" office:value="21200" calcext:value-type="float">
            <text:p>2120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13]+[.B612]" office:value-type="float" office:value="21265" calcext:value-type="float">
            <text:p>212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4]+[.B613]" office:value-type="float" office:value="21331" calcext:value-type="float">
            <text:p>2133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5]+[.B614]" office:value-type="float" office:value="21397" calcext:value-type="float">
            <text:p>2139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6]+[.B615]" office:value-type="float" office:value="21463" calcext:value-type="float">
            <text:p>21463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7]+[.B616]" office:value-type="float" office:value="21529" calcext:value-type="float">
            <text:p>2152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8]+[.B617]" office:value-type="float" office:value="21595" calcext:value-type="float">
            <text:p>2159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19]+[.B618]" office:value-type="float" office:value="21661" calcext:value-type="float">
            <text:p>21661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0]+[.B619]" office:value-type="float" office:value="21728" calcext:value-type="float">
            <text:p>2172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1]+[.B620]" office:value-type="float" office:value="21795" calcext:value-type="float">
            <text:p>21795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2]+[.B621]" office:value-type="float" office:value="21862" calcext:value-type="float">
            <text:p>21862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3]+[.B622]" office:value-type="float" office:value="21929" calcext:value-type="float">
            <text:p>2192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4]+[.B623]" office:value-type="float" office:value="21996" calcext:value-type="float">
            <text:p>2199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5]+[.B624]" office:value-type="float" office:value="22063" calcext:value-type="float">
            <text:p>2206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6]+[.B625]" office:value-type="float" office:value="22130" calcext:value-type="float">
            <text:p>2213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27]+[.B626]" office:value-type="float" office:value="22197" calcext:value-type="float">
            <text:p>2219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28]+[.B627]" office:value-type="float" office:value="22265" calcext:value-type="float">
            <text:p>2226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29]+[.B628]" office:value-type="float" office:value="22333" calcext:value-type="float">
            <text:p>2233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0]+[.B629]" office:value-type="float" office:value="22401" calcext:value-type="float">
            <text:p>2240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1]+[.B630]" office:value-type="float" office:value="22469" calcext:value-type="float">
            <text:p>2246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2]+[.B631]" office:value-type="float" office:value="22537" calcext:value-type="float">
            <text:p>2253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3]+[.B632]" office:value-type="float" office:value="22605" calcext:value-type="float">
            <text:p>2260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4]+[.B633]" office:value-type="float" office:value="22673" calcext:value-type="float">
            <text:p>22673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5]+[.B634]" office:value-type="float" office:value="22741" calcext:value-type="float">
            <text:p>2274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6]+[.B635]" office:value-type="float" office:value="22809" calcext:value-type="float">
            <text:p>22809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37]+[.B636]" office:value-type="float" office:value="22877" calcext:value-type="float">
            <text:p>2287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38]+[.B637]" office:value-type="float" office:value="22946" calcext:value-type="float">
            <text:p>2294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39]+[.B638]" office:value-type="float" office:value="23015" calcext:value-type="float">
            <text:p>2301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0]+[.B639]" office:value-type="float" office:value="23084" calcext:value-type="float">
            <text:p>23084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1]+[.B640]" office:value-type="float" office:value="23153" calcext:value-type="float">
            <text:p>2315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2]+[.B641]" office:value-type="float" office:value="23222" calcext:value-type="float">
            <text:p>2322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3]+[.B642]" office:value-type="float" office:value="23291" calcext:value-type="float">
            <text:p>2329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4]+[.B643]" office:value-type="float" office:value="23360" calcext:value-type="float">
            <text:p>2336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5]+[.B644]" office:value-type="float" office:value="23429" calcext:value-type="float">
            <text:p>2342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6]+[.B645]" office:value-type="float" office:value="23498" calcext:value-type="float">
            <text:p>2349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7]+[.B646]" office:value-type="float" office:value="23567" calcext:value-type="float">
            <text:p>2356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8]+[.B647]" office:value-type="float" office:value="23636" calcext:value-type="float">
            <text:p>2363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49]+[.B648]" office:value-type="float" office:value="23705" calcext:value-type="float">
            <text:p>2370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50]+[.B649]" office:value-type="float" office:value="23774" calcext:value-type="float">
            <text:p>2377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1]+[.B650]" office:value-type="float" office:value="23844" calcext:value-type="float">
            <text:p>2384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2]+[.B651]" office:value-type="float" office:value="23914" calcext:value-type="float">
            <text:p>2391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3]+[.B652]" office:value-type="float" office:value="23984" calcext:value-type="float">
            <text:p>2398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4]+[.B653]" office:value-type="float" office:value="24054" calcext:value-type="float">
            <text:p>2405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5]+[.B654]" office:value-type="float" office:value="24124" calcext:value-type="float">
            <text:p>2412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6]+[.B655]" office:value-type="float" office:value="24194" calcext:value-type="float">
            <text:p>24194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57]+[.B656]" office:value-type="float" office:value="24264" calcext:value-type="float">
            <text:p>2426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58]+[.B657]" office:value-type="float" office:value="24335" calcext:value-type="float">
            <text:p>2433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59]+[.B658]" office:value-type="float" office:value="24406" calcext:value-type="float">
            <text:p>2440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60]+[.B659]" office:value-type="float" office:value="24477" calcext:value-type="float">
            <text:p>2447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61]+[.B660]" office:value-type="float" office:value="24548" calcext:value-type="float">
            <text:p>2454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62]+[.B661]" office:value-type="float" office:value="24619" calcext:value-type="float">
            <text:p>2461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3]+[.B662]" office:value-type="float" office:value="24691" calcext:value-type="float">
            <text:p>2469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4]+[.B663]" office:value-type="float" office:value="24763" calcext:value-type="float">
            <text:p>2476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5]+[.B664]" office:value-type="float" office:value="24835" calcext:value-type="float">
            <text:p>2483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6]+[.B665]" office:value-type="float" office:value="24907" calcext:value-type="float">
            <text:p>24907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7]+[.B666]" office:value-type="float" office:value="24979" calcext:value-type="float">
            <text:p>2497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8]+[.B667]" office:value-type="float" office:value="25051" calcext:value-type="float">
            <text:p>2505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69]+[.B668]" office:value-type="float" office:value="25123" calcext:value-type="float">
            <text:p>2512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70]+[.B669]" office:value-type="float" office:value="25195" calcext:value-type="float">
            <text:p>25195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1]+[.B670]" office:value-type="float" office:value="25268" calcext:value-type="float">
            <text:p>25268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2]+[.B671]" office:value-type="float" office:value="25341" calcext:value-type="float">
            <text:p>2534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3]+[.B672]" office:value-type="float" office:value="25414" calcext:value-type="float">
            <text:p>2541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4]+[.B673]" office:value-type="float" office:value="25487" calcext:value-type="float">
            <text:p>2548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5]+[.B674]" office:value-type="float" office:value="25560" calcext:value-type="float">
            <text:p>2556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6]+[.B675]" office:value-type="float" office:value="25633" calcext:value-type="float">
            <text:p>2563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7]+[.B676]" office:value-type="float" office:value="25706" calcext:value-type="float">
            <text:p>25706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8]+[.B677]" office:value-type="float" office:value="25779" calcext:value-type="float">
            <text:p>2577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79]+[.B678]" office:value-type="float" office:value="25852" calcext:value-type="float">
            <text:p>2585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680]+[.B679]" office:value-type="float" office:value="25925" calcext:value-type="float">
            <text:p>259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1]+[.B680]" office:value-type="float" office:value="25999" calcext:value-type="float">
            <text:p>2599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2]+[.B681]" office:value-type="float" office:value="26073" calcext:value-type="float">
            <text:p>260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3]+[.B682]" office:value-type="float" office:value="26147" calcext:value-type="float">
            <text:p>2614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4]+[.B683]" office:value-type="float" office:value="26221" calcext:value-type="float">
            <text:p>2622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5]+[.B684]" office:value-type="float" office:value="26295" calcext:value-type="float">
            <text:p>2629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6]+[.B685]" office:value-type="float" office:value="26369" calcext:value-type="float">
            <text:p>26369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7]+[.B686]" office:value-type="float" office:value="26443" calcext:value-type="float">
            <text:p>2644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8]+[.B687]" office:value-type="float" office:value="26517" calcext:value-type="float">
            <text:p>26517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89]+[.B688]" office:value-type="float" office:value="26591" calcext:value-type="float">
            <text:p>2659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90]+[.B689]" office:value-type="float" office:value="26665" calcext:value-type="float">
            <text:p>2666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91]+[.B690]" office:value-type="float" office:value="26739" calcext:value-type="float">
            <text:p>2673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2]+[.B691]" office:value-type="float" office:value="26814" calcext:value-type="float">
            <text:p>2681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3]+[.B692]" office:value-type="float" office:value="26889" calcext:value-type="float">
            <text:p>2688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4]+[.B693]" office:value-type="float" office:value="26964" calcext:value-type="float">
            <text:p>2696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5]+[.B694]" office:value-type="float" office:value="27039" calcext:value-type="float">
            <text:p>2703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6]+[.B695]" office:value-type="float" office:value="27114" calcext:value-type="float">
            <text:p>2711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7]+[.B696]" office:value-type="float" office:value="27189" calcext:value-type="float">
            <text:p>2718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8]+[.B697]" office:value-type="float" office:value="27264" calcext:value-type="float">
            <text:p>2726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99]+[.B698]" office:value-type="float" office:value="27339" calcext:value-type="float">
            <text:p>2733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00]+[.B699]" office:value-type="float" office:value="27414" calcext:value-type="float">
            <text:p>2741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01]+[.B700]" office:value-type="float" office:value="27489" calcext:value-type="float">
            <text:p>2748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02]+[.B701]" office:value-type="float" office:value="27587" calcext:value-type="float">
            <text:p>2758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03]+[.B702]" office:value-type="float" office:value="27685" calcext:value-type="float">
            <text:p>27685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04]+[.B703]" office:value-type="float" office:value="27783" calcext:value-type="float">
            <text:p>27783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05]+[.B704]" office:value-type="float" office:value="27881" calcext:value-type="float">
            <text:p>2788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06]+[.B705]" office:value-type="float" office:value="27979" calcext:value-type="float">
            <text:p>2797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07]+[.B706]" office:value-type="float" office:value="28077" calcext:value-type="float">
            <text:p>2807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08]+[.B707]" office:value-type="float" office:value="28176" calcext:value-type="float">
            <text:p>28176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09]+[.B708]" office:value-type="float" office:value="28275" calcext:value-type="float">
            <text:p>28275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0]+[.B709]" office:value-type="float" office:value="28374" calcext:value-type="float">
            <text:p>2837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1]+[.B710]" office:value-type="float" office:value="28473" calcext:value-type="float">
            <text:p>2847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2]+[.B711]" office:value-type="float" office:value="28572" calcext:value-type="float">
            <text:p>2857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3]+[.B712]" office:value-type="float" office:value="28671" calcext:value-type="float">
            <text:p>2867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4]+[.B713]" office:value-type="float" office:value="28770" calcext:value-type="float">
            <text:p>2877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5]+[.B714]" office:value-type="float" office:value="28869" calcext:value-type="float">
            <text:p>2886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16]+[.B715]" office:value-type="float" office:value="28968" calcext:value-type="float">
            <text:p>289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17]+[.B716]" office:value-type="float" office:value="29068" calcext:value-type="float">
            <text:p>290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18]+[.B717]" office:value-type="float" office:value="29168" calcext:value-type="float">
            <text:p>291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19]+[.B718]" office:value-type="float" office:value="29268" calcext:value-type="float">
            <text:p>292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0]+[.B719]" office:value-type="float" office:value="29368" calcext:value-type="float">
            <text:p>293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1]+[.B720]" office:value-type="float" office:value="29468" calcext:value-type="float">
            <text:p>294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2]+[.B721]" office:value-type="float" office:value="29568" calcext:value-type="float">
            <text:p>295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3]+[.B722]" office:value-type="float" office:value="29668" calcext:value-type="float">
            <text:p>296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4]+[.B723]" office:value-type="float" office:value="29768" calcext:value-type="float">
            <text:p>297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5]+[.B724]" office:value-type="float" office:value="29868" calcext:value-type="float">
            <text:p>298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6]+[.B725]" office:value-type="float" office:value="29968" calcext:value-type="float">
            <text:p>299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7]+[.B726]" office:value-type="float" office:value="30068" calcext:value-type="float">
            <text:p>300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28]+[.B727]" office:value-type="float" office:value="30168" calcext:value-type="float">
            <text:p>3016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1:41:34.675135869</meta:creation-date>
    <dc:date>2024-04-27T22:44:31.453751658</dc:date>
    <meta:editing-duration>PT34M4S</meta:editing-duration>
    <meta:editing-cycles>1</meta:editing-cycles>
    <meta:document-statistic meta:table-count="1" meta:cell-count="1460" meta:object-count="0"/>
    <meta:generator>LibreOffice/24.2.2.2$Linux_X86_64 LibreOffice_project/420$Build-2</meta:generator>
  </office:meta>
</office:document-meta>
</file>